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officeooo:paragraph-rsid="00052917"/>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chnological Justification</text:h>
      <text:p text:style-name="Text_20_body">This section defines and justifies the technologies used in the Job Pilot desktop application, outlining the research and rationale behind each selection.</text:p>
      <text:h text:style-name="Heading_20_3" text:outline-level="3">MongoDB</text:h>
      <text:p text:style-name="Text_20_body"><text:span text:style-name="T2">“MongoDB is a document database with the scalability and flexibility that you want with the querying and indexing that you need” (MongoDB, n.d.). It is a </text:span><text:span text:style-name="Strong_20_Emphasis"><text:span text:style-name="T2">NoSQL database</text:span></text:span><text:span text:style-name="T2"> that stores data in JSON-like documents rather than traditional relational tables, allowing for dynamic and evolving data structures. This approach supports rapid iteration and is particularly beneficial for agile development environments where requirements may change frequently.</text:span></text:p>
      <text:p text:style-name="P3"><text:span text:style-name="T2">MongoDB was chosen for Job Pilot because of its </text:span><text:span text:style-name="Strong_20_Emphasis"><text:span text:style-name="T2">schema flexibility</text:span></text:span><text:span text:style-name="T2"> and its ability to handle large amounts of unstructured data efficiently. MongoDB’s design “enables performance optimization for dynamic web applications through schema-less architecture and efficient data retrieval,” Malewade and Ekbote (2021). Its scalability through sharding and replication (MongoDB, n.d.) ensures that the application can grow alongside user demand. The combination of performance, flexibility, and scalability makes MongoDB a technically sound database solution for a job-tracking system.</text:span></text:p>
      <text:h text:style-name="Heading_20_3" text:outline-level="3">Express.js</text:h>
      <text:p text:style-name="P2">“Express is a minimal and flexible Node.js web application framework that provides a robust set of features for web and mobile applications” (Express.js, n.d.). Built on top of Node.js, Express offers a streamlined way to define server routes, manage HTTP requests, and integrate middleware for security, validation, and authentication.</text:p>
      <text:p text:style-name="Text_20_body"><text:span text:style-name="T2">Express.js was chosen as the </text:span><text:span text:style-name="Strong_20_Emphasis"><text:span text:style-name="T2">backend framework</text:span></text:span><text:span text:style-name="T2"> for its simplicity and modular architecture, which allows the creation of scalable RESTful APIs. GeeksforGeeks (2023) highlights that “Express provides a lightweight yet powerful solution for building web servers, making it a popular choice for enterprise applications.” Its middleware ecosystem also allows the developer to easily extend functionality without overcomplicating the codebase. This makes Express.js ideal for managing the API logic and database communication layer within the MERN architecture.</text:span></text:p>
      <text:h text:style-name="Heading_20_3" text:outline-level="3">Node.js</text:h>
      <text:p text:style-name="Text_20_body"><text:span text:style-name="T2">“Node.js is a JavaScript runtime built on Chrome’s V8 JavaScript engine” (Node.js Foundation, n.d.). It is designed around an </text:span><text:span text:style-name="Strong_20_Emphasis"><text:span text:style-name="T2">event-driven, non-blocking I/O model</text:span></text:span><text:span text:style-name="T2">, which makes it highly efficient for handling numerous simultaneous client connections.</text:span></text:p>
      <text:p text:style-name="P2">Node.js was selected for Job Pilot’s server environment due to its scalability and efficiency in I/O-heavy web applications. According to Almabetter (2024), “Node.js enables developers to use a single language across the entire stack, simplifying communication between the front-end and back-end.” This unification reduces cognitive overhead and improves productivity, as developers can write both client and server logic in JavaScript. Furthermore, its asynchronous design allows for faster response times and lower latency, which is essential for an application that performs frequent database interactions.</text:p>
      <text:h text:style-name="Heading_20_3" text:outline-level="3"><text:soft-page-break/>React.js</text:h>
      <text:p text:style-name="Text_20_body"><text:span text:style-name="T2">“React is a JavaScript library for building user interfaces” (React, n.d.). It is based on a </text:span><text:span text:style-name="Strong_20_Emphasis"><text:span text:style-name="T2">component-driven architecture</text:span></text:span><text:span text:style-name="T2">, allowing the creation of modular, reusable UI elements that update efficiently using a </text:span><text:span text:style-name="Strong_20_Emphasis"><text:span text:style-name="T2">virtual DOM</text:span></text:span><text:span text:style-name="T2">.</text:span></text:p>
      <text:p text:style-name="P2">React.js was chosen for the frontend of Job Pilot because it enables the creation of fast, dynamic, and responsive interfaces. According to GeeksforGeeks (2023), “React’s virtual DOM increases the efficiency of updates, ensuring a smoother and faster user experience.” This is particularly useful in applications where data changes frequently, such as real-time job tracking. Additionally, React’s large community and library ecosystem support rapid UI development and ensure the framework remains well-documented and maintained.</text:p>
      <text:h text:style-name="Heading_20_3" text:outline-level="3">Electron</text:h>
      <text:p text:style-name="Text_20_body"><text:span text:style-name="T2">“Electron is a framework for creating native applications with web technologies like JavaScript, HTML, and CSS” (Electron, n.d.). It allows developers to </text:span><text:span text:style-name="Strong_20_Emphasis"><text:span text:style-name="T2">package web applications into cross-platform desktop applications</text:span></text:span><text:span text:style-name="T2">, combining Chromium and Node.js to provide both front-end and back-end functionality in a single environment.</text:span></text:p>
      <text:p text:style-name="Text_20_body"><text:span text:style-name="T2">Electron was chosen for Job Pilot to enable the deployment of the MERN stack as a </text:span><text:span text:style-name="Strong_20_Emphasis"><text:span text:style-name="T2">desktop application</text:span></text:span><text:span text:style-name="T2"> rather than a purely web-based one. According to GitHub (2023), “Electron enables developers to build cross-platform desktop apps using web technologies they already know, dramatically reducing development time.” This aligns with the MERN architecture’s JavaScript-based ecosystem, ensuring seamless integration with the existing frontend and backend code. Additionally, Electron provides access to native operating system features (such as file system APIs and notifications) while maintaining the responsive and modular UI built with React. This combination makes Electron an ideal choice for delivering a native desktop experience with the flexibility of a web-based tech stack.</text:span></text:p>
      <text:h text:style-name="Heading_20_3" text:outline-level="3">References</text:h>
      <text:list text:style-name="L1">
        <text:list-item>
          <text:p text:style-name="P1">Almabetter. (2024). <text:span text:style-name="Emphasis">Advantages and Disadvantages of Node.js.</text:span> Retrieved from <text:a xlink:type="simple" xlink:href="https://www.almabetter.com/bytes/articles/advantages-and-disadvantages-of-node-js" text:style-name="Internet_20_link" text:visited-style-name="Visited_20_Internet_20_Link">https://www.almabetter.com/bytes/articles/advantages-and-disadvantages-of-node-js</text:a></text:p>
        </text:list-item>
        <text:list-item>
          <text:p text:style-name="P1">Electron. (n.d.). <text:span text:style-name="Emphasis">Build Cross-Platform Desktop Apps with JavaScript, HTML, and CSS.</text:span> Retrieved from <text:a xlink:type="simple" xlink:href="https://www.electronjs.org/" text:style-name="Internet_20_link" text:visited-style-name="Visited_20_Internet_20_Link">https://www.electronjs.org/</text:a></text:p>
        </text:list-item>
        <text:list-item>
          <text:p text:style-name="P1">Express.js. (n.d.). <text:span text:style-name="Emphasis">Express - Fast, Unopinionated, Minimalist Web Framework for Node.js.</text:span> Retrieved from <text:a xlink:type="simple" xlink:href="https://expressjs.com/" text:style-name="Internet_20_link" text:visited-style-name="Visited_20_Internet_20_Link">https://expressjs.com/</text:a></text:p>
        </text:list-item>
        <text:list-item>
          <text:p text:style-name="P1">GeeksforGeeks. (2023). <text:span text:style-name="Emphasis">Why Express is Used for Enterprise App Development.</text:span> Retrieved from <text:a xlink:type="simple" xlink:href="https://www.geeksforgeeks.org/node-js/why-express-is-used-for-enterprise-app-development/" text:style-name="Internet_20_link" text:visited-style-name="Visited_20_Internet_20_Link">https://www.geeksforgeeks.org/node-js/why-express-is-used-for-enterprise-app-development/</text:a></text:p>
        </text:list-item>
        <text:list-item>
          <text:p text:style-name="P1">GeeksforGeeks. (2023). <text:span text:style-name="Emphasis">Advantages of React.js.</text:span> Retrieved from <text:a xlink:type="simple" xlink:href="https://www.geeksforgeeks.org/reactjs/what-are-the-advantages-of-react-js/" text:style-name="Internet_20_link" text:visited-style-name="Visited_20_Internet_20_Link">https://www.geeksforgeeks.org/reactjs/what-are-the-advantages-of-react-js/</text:a></text:p>
        </text:list-item>
        <text:list-item>
          <text:p text:style-name="P1">GitHub. (2023). <text:span text:style-name="Emphasis">About Electron.</text:span> Retrieved from <text:a xlink:type="simple" xlink:href="https://github.com/electron/electron/" text:style-name="Internet_20_link" text:visited-style-name="Visited_20_Internet_20_Link">https://github.com/electron/electron/</text:a></text:p>
        </text:list-item>
        <text:list-item>
          <text:p text:style-name="P1"><text:soft-page-break/>Malewade, S. M., &amp; Ekbote, A. (2021). <text:span text:style-name="Emphasis">Performance Optimization using MERN Stack on Web Application.</text:span> <text:span text:style-name="Emphasis">International Journal of Engineering Research &amp; Technology (IJERT),</text:span> 10(06).</text:p>
        </text:list-item>
        <text:list-item>
          <text:p text:style-name="P1">MongoDB. (n.d.). <text:span text:style-name="Emphasis">What is MongoDB?</text:span> Retrieved from <text:a xlink:type="simple" xlink:href="https://www.mongodb.com/" text:style-name="Internet_20_link" text:visited-style-name="Visited_20_Internet_20_Link">https://www.mongodb.com/</text:a></text:p>
        </text:list-item>
        <text:list-item>
          <text:p text:style-name="P1">React. (n.d.). <text:span text:style-name="Emphasis">React – A JavaScript Library for Building User Interfaces.</text:span> Retrieved from <text:a xlink:type="simple" xlink:href="https://react.dev/" text:style-name="Internet_20_link" text:visited-style-name="Visited_20_Internet_20_Link">https://react.dev/</text:a></text:p>
          <text:p text:style-name="P1"/>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2T11:47:57.256840339</meta:creation-date>
    <dc:date>2025-11-12T12:29:42.768607610</dc:date>
    <meta:editing-duration>PT22M29S</meta:editing-duration>
    <meta:editing-cycles>1</meta:editing-cycles>
    <meta:document-statistic meta:table-count="0" meta:image-count="0" meta:object-count="0" meta:page-count="3" meta:paragraph-count="28" meta:word-count="795" meta:character-count="6046" meta:non-whitespace-character-count="5287"/>
    <meta:generator>LibreOffice/24.2.7.2$Linux_X86_64 LibreOffice_project/420$Build-2</meta:generator>
  </office:meta>
</office:document-meta>
</file>